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3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oward empirical process-based case conceptualization: An idionomic network examination of the process-based assessment tool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PBAT items</text:p>
          </table:table-cell>
          <table:covered-table-cell table:number-columns-repeated="2" table:style-name="ce1"/>
          <table:table-cell table:style-name="ce1" office:value-type="string" calcext:value-type="string">
            <text:p>Outcomes: Screening Tool for Psychological Distress (Stop-D)</text:p>
          </table:table-cell>
          <table:table-cell/>
          <table:table-cell table:style-name="ce2" office:value-type="string" calcext:value-type="string">
            <text:p>Fig. 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ffect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did not find an appropriate outlet for my emotions</text:p>
          </table:table-cell>
          <table:table-cell office:value-type="string" calcext:value-type="string">
            <text:p>Sadness - “Feeling sad, down, or uninterested in life? 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table:style-name="ce2" office:value-type="string" calcext:value-type="string">
            <text:p>I was able to experience a range of emotions appropriate to the moment</text:p>
          </table:table-cell>
          <table:table-cell table:style-name="ce2" office:value-type="string" calcext:value-type="string">
            <text:p>Anxiety - “Feeling anxious or nervous? “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Cognitive processes including those related to self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My thinking got in the way of things that were important to me</text:p>
          </table:table-cell>
          <table:table-cell office:value-type="string" calcext:value-type="string">
            <text:p>Stress - “Feeling stressed? 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used my thinking in ways that helped me live better</text:p>
          </table:table-cell>
          <table:table-cell office:value-type="string" calcext:value-type="string">
            <text:p>Anger - “Feeling angry? “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Attention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struggled to connect with the moments in my day to day life</text:p>
          </table:table-cell>
          <table:table-cell office:value-type="string" calcext:value-type="string">
            <text:p>Perceived lack of social support - “Not having the social support you need?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paid attention to important things in my daily life</text:p>
          </table:table-cell>
          <table:table-cell table:style-name="ce1" office:value-type="string" calcext:value-type="string">
            <text:p>Outcome: Single-Item Life Satisfaction Measure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Social/Connec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did things that hurt my connection with people who are important to me</text:p>
          </table:table-cell>
          <table:table-cell table:style-name="ce1" office:value-type="string" calcext:value-type="string">
            <text:p>Outcome: Single-Item Measure of Emotional Exhaustion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did things to connect with people who are important to 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otivation/ Autonomy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did things only because I was complying with what others wanted me to do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chose to do things that were personally important to 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Overt Behavior/ Competence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did not find a meaningful way to challenge myself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table:style-name="ce2" office:value-type="string" calcext:value-type="string">
            <text:p>I found personally important ways to challenge myself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Health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acted in ways that hurt my physical health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acted in ways that helped my physical health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Varia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felt stuck and unable to change my ineffective behavio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was able to change my behavior, when changing helped my lif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eten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struggled to keep doing something that was good for m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stuck to strategies that seemed to have work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1:06:57.250122072</meta:creation-date>
    <dc:date>2023-02-28T23:28:11.900743313</dc:date>
    <meta:editing-duration>PT4H52M3S</meta:editing-duration>
    <meta:editing-cycles>5</meta:editing-cycles>
    <meta:generator>LibreOffice/7.4.1.2$Linux_X86_64 LibreOffice_project/3c58a8f3a960df8bc8fd77b461821e42c061c5f0</meta:generator>
    <meta:document-statistic meta:table-count="1" meta:cell-count="56" meta:object-count="0"/>
  </office:meta>
</office:document-meta>
</file>